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3.33mm" svg:height="140.78mm" svg:x="13.66mm" svg:y="150.61mm">
            <loext:p draw:notify-on-update-of-ranges="Sheet1.A1:Sheet1.A1 Sheet1.A2:Sheet1.A31 Sheet1.B1:Sheet1.B1 Sheet1.B2:Sheet1.B31 Sheet1.A1:Sheet1.A1 Sheet1.A2:Sheet1.A31 Sheet1.C1:Sheet1.C1 Sheet1.C2:Sheet1.C31 Sheet1.A1:Sheet1.A1 Sheet1.A2:Sheet1.A31 Sheet1.D1:Sheet1.D1 Sheet1.D2:Sheet1.D31 Sheet1.A1:Sheet1.A1 Sheet1.A2:Sheet1.A31 Sheet1.E1:Sheet1.E1 Sheet1.E2:Sheet1.E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thread min</text:p>
          </table:table-cell>
          <table:table-cell office:value-type="string" calcext:value-type="string">
            <text:p>thread mean</text:p>
          </table:table-cell>
          <table:table-cell office:value-type="string" calcext:value-type="string">
            <text:p>openmp min</text:p>
          </table:table-cell>
          <table:table-cell office:value-type="string" calcext:value-type="string">
            <text:p>openmp me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85" calcext:value-type="float">
            <text:p>5585</text:p>
          </table:table-cell>
          <table:table-cell table:style-name="ce1" office:value-type="float" office:value="14961.7" calcext:value-type="float">
            <text:p>14961.7</text:p>
          </table:table-cell>
          <table:table-cell table:style-name="ce1" office:value-type="float" office:value="1138" calcext:value-type="float">
            <text:p>1138</text:p>
          </table:table-cell>
          <table:table-cell table:style-name="ce1" office:value-type="float" office:value="1539.75" calcext:value-type="float">
            <text:p>1539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91" calcext:value-type="float">
            <text:p>5191</text:p>
          </table:table-cell>
          <table:table-cell office:value-type="float" office:value="14848" calcext:value-type="float">
            <text:p>14848</text:p>
          </table:table-cell>
          <table:table-cell office:value-type="float" office:value="1152" calcext:value-type="float">
            <text:p>1152</text:p>
          </table:table-cell>
          <table:table-cell office:value-type="float" office:value="1546.75" calcext:value-type="float">
            <text:p>1546.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307" calcext:value-type="float">
            <text:p>5307</text:p>
          </table:table-cell>
          <table:table-cell office:value-type="float" office:value="14919.1" calcext:value-type="float">
            <text:p>14919.1</text:p>
          </table:table-cell>
          <table:table-cell office:value-type="float" office:value="1156" calcext:value-type="float">
            <text:p>1156</text:p>
          </table:table-cell>
          <table:table-cell office:value-type="float" office:value="1645.2" calcext:value-type="float">
            <text:p>1645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533" calcext:value-type="float">
            <text:p>4533</text:p>
          </table:table-cell>
          <table:table-cell office:value-type="float" office:value="14252.9" calcext:value-type="float">
            <text:p>14252.9</text:p>
          </table:table-cell>
          <table:table-cell office:value-type="float" office:value="1130" calcext:value-type="float">
            <text:p>1130</text:p>
          </table:table-cell>
          <table:table-cell office:value-type="float" office:value="1494.71" calcext:value-type="float">
            <text:p>1494.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10" calcext:value-type="float">
            <text:p>4310</text:p>
          </table:table-cell>
          <table:table-cell office:value-type="float" office:value="14525.8" calcext:value-type="float">
            <text:p>14525.8</text:p>
          </table:table-cell>
          <table:table-cell office:value-type="float" office:value="1169" calcext:value-type="float">
            <text:p>1169</text:p>
          </table:table-cell>
          <table:table-cell office:value-type="float" office:value="1552.26" calcext:value-type="float">
            <text:p>1552.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56" calcext:value-type="float">
            <text:p>4156</text:p>
          </table:table-cell>
          <table:table-cell table:style-name="ce1" office:value-type="float" office:value="14841.1" calcext:value-type="float">
            <text:p>14841.1</text:p>
          </table:table-cell>
          <table:table-cell table:style-name="ce1" office:value-type="float" office:value="1186" calcext:value-type="float">
            <text:p>1186</text:p>
          </table:table-cell>
          <table:table-cell table:style-name="ce1" office:value-type="float" office:value="1565.08" calcext:value-type="float">
            <text:p>1565.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431" calcext:value-type="float">
            <text:p>5431</text:p>
          </table:table-cell>
          <table:table-cell office:value-type="float" office:value="14972.1" calcext:value-type="float">
            <text:p>14972.1</text:p>
          </table:table-cell>
          <table:table-cell office:value-type="float" office:value="1215" calcext:value-type="float">
            <text:p>1215</text:p>
          </table:table-cell>
          <table:table-cell office:value-type="float" office:value="1546.46" calcext:value-type="float">
            <text:p>1546.4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18" calcext:value-type="float">
            <text:p>5018</text:p>
          </table:table-cell>
          <table:table-cell office:value-type="float" office:value="14705.4" calcext:value-type="float">
            <text:p>14705.4</text:p>
          </table:table-cell>
          <table:table-cell office:value-type="float" office:value="1275" calcext:value-type="float">
            <text:p>1275</text:p>
          </table:table-cell>
          <table:table-cell office:value-type="float" office:value="1728.86" calcext:value-type="float">
            <text:p>1728.8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570" calcext:value-type="float">
            <text:p>5570</text:p>
          </table:table-cell>
          <table:table-cell office:value-type="float" office:value="15027.9" calcext:value-type="float">
            <text:p>15027.9</text:p>
          </table:table-cell>
          <table:table-cell office:value-type="float" office:value="1405" calcext:value-type="float">
            <text:p>1405</text:p>
          </table:table-cell>
          <table:table-cell office:value-type="float" office:value="1794.29" calcext:value-type="float">
            <text:p>1794.2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57" calcext:value-type="float">
            <text:p>5957</text:p>
          </table:table-cell>
          <table:table-cell office:value-type="float" office:value="15266.5" calcext:value-type="float">
            <text:p>15266.5</text:p>
          </table:table-cell>
          <table:table-cell office:value-type="float" office:value="1463" calcext:value-type="float">
            <text:p>1463</text:p>
          </table:table-cell>
          <table:table-cell office:value-type="float" office:value="1848.9" calcext:value-type="float">
            <text:p>1848.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746" calcext:value-type="float">
            <text:p>4746</text:p>
          </table:table-cell>
          <table:table-cell office:value-type="float" office:value="14823.6" calcext:value-type="float">
            <text:p>14823.6</text:p>
          </table:table-cell>
          <table:table-cell office:value-type="float" office:value="1542" calcext:value-type="float">
            <text:p>1542</text:p>
          </table:table-cell>
          <table:table-cell table:style-name="ce1" office:value-type="float" office:value="1980.46" calcext:value-type="float">
            <text:p>1980.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06" calcext:value-type="float">
            <text:p>6506</text:p>
          </table:table-cell>
          <table:table-cell office:value-type="float" office:value="15316.1" calcext:value-type="float">
            <text:p>15316.1</text:p>
          </table:table-cell>
          <table:table-cell office:value-type="float" office:value="1993" calcext:value-type="float">
            <text:p>1993</text:p>
          </table:table-cell>
          <table:table-cell office:value-type="float" office:value="2390.36" calcext:value-type="float">
            <text:p>2390.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290" calcext:value-type="float">
            <text:p>6290</text:p>
          </table:table-cell>
          <table:table-cell office:value-type="float" office:value="15630.7" calcext:value-type="float">
            <text:p>15630.7</text:p>
          </table:table-cell>
          <table:table-cell office:value-type="float" office:value="2946" calcext:value-type="float">
            <text:p>2946</text:p>
          </table:table-cell>
          <table:table-cell office:value-type="float" office:value="3401.71" calcext:value-type="float">
            <text:p>3401.7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388" calcext:value-type="float">
            <text:p>7388</text:p>
          </table:table-cell>
          <table:table-cell office:value-type="float" office:value="16459.8" calcext:value-type="float">
            <text:p>16459.8</text:p>
          </table:table-cell>
          <table:table-cell office:value-type="float" office:value="3843" calcext:value-type="float">
            <text:p>3843</text:p>
          </table:table-cell>
          <table:table-cell office:value-type="float" office:value="4602.42" calcext:value-type="float">
            <text:p>4602.4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539" calcext:value-type="float">
            <text:p>7539</text:p>
          </table:table-cell>
          <table:table-cell office:value-type="float" office:value="16545.6" calcext:value-type="float">
            <text:p>16545.6</text:p>
          </table:table-cell>
          <table:table-cell office:value-type="float" office:value="4761" calcext:value-type="float">
            <text:p>4761</text:p>
          </table:table-cell>
          <table:table-cell office:value-type="float" office:value="5440.75" calcext:value-type="float">
            <text:p>5440.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13516" calcext:value-type="float">
            <text:p>13516</text:p>
          </table:table-cell>
          <table:table-cell table:style-name="ce1" office:value-type="float" office:value="24324.7" calcext:value-type="float">
            <text:p>24324.7</text:p>
          </table:table-cell>
          <table:table-cell table:style-name="ce1" office:value-type="float" office:value="10467" calcext:value-type="float">
            <text:p>10467</text:p>
          </table:table-cell>
          <table:table-cell office:value-type="float" office:value="11391.9" calcext:value-type="float">
            <text:p>11391.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3110" calcext:value-type="float">
            <text:p>23110</text:p>
          </table:table-cell>
          <table:table-cell office:value-type="float" office:value="39553.6" calcext:value-type="float">
            <text:p>39553.6</text:p>
          </table:table-cell>
          <table:table-cell office:value-type="float" office:value="19986" calcext:value-type="float">
            <text:p>19986</text:p>
          </table:table-cell>
          <table:table-cell office:value-type="float" office:value="21371.1" calcext:value-type="float">
            <text:p>21371.1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2166" calcext:value-type="float">
            <text:p>32166</text:p>
          </table:table-cell>
          <table:table-cell office:value-type="float" office:value="49723.7" calcext:value-type="float">
            <text:p>49723.7</text:p>
          </table:table-cell>
          <table:table-cell office:value-type="float" office:value="29474" calcext:value-type="float">
            <text:p>29474</text:p>
          </table:table-cell>
          <table:table-cell office:value-type="float" office:value="31779.5" calcext:value-type="float">
            <text:p>31779.5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0792" calcext:value-type="float">
            <text:p>40792</text:p>
          </table:table-cell>
          <table:table-cell office:value-type="float" office:value="59992.9" calcext:value-type="float">
            <text:p>59992.9</text:p>
          </table:table-cell>
          <table:table-cell office:value-type="float" office:value="38976" calcext:value-type="float">
            <text:p>38976</text:p>
          </table:table-cell>
          <table:table-cell office:value-type="float" office:value="41309.5" calcext:value-type="float">
            <text:p>41309.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51020" calcext:value-type="float">
            <text:p>51020</text:p>
          </table:table-cell>
          <table:table-cell office:value-type="float" office:value="70801.2" calcext:value-type="float">
            <text:p>70801.2</text:p>
          </table:table-cell>
          <table:table-cell office:value-type="float" office:value="48434" calcext:value-type="float">
            <text:p>48434</text:p>
          </table:table-cell>
          <table:table-cell office:value-type="float" office:value="52318.2" calcext:value-type="float">
            <text:p>52318.2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60487" calcext:value-type="float">
            <text:p>60487</text:p>
          </table:table-cell>
          <table:table-cell office:value-type="float" office:value="82616.7" calcext:value-type="float">
            <text:p>82616.7</text:p>
          </table:table-cell>
          <table:table-cell office:value-type="float" office:value="57948" calcext:value-type="float">
            <text:p>57948</text:p>
          </table:table-cell>
          <table:table-cell office:value-type="float" office:value="62898.2" calcext:value-type="float">
            <text:p>62898.2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68780" calcext:value-type="float">
            <text:p>68780</text:p>
          </table:table-cell>
          <table:table-cell table:style-name="ce1" office:value-type="float" office:value="103596" calcext:value-type="float">
            <text:p>103596</text:p>
          </table:table-cell>
          <table:table-cell office:value-type="float" office:value="67426" calcext:value-type="float">
            <text:p>67426</text:p>
          </table:table-cell>
          <table:table-cell office:value-type="float" office:value="72090.7" calcext:value-type="float">
            <text:p>72090.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9706" calcext:value-type="float">
            <text:p>79706</text:p>
          </table:table-cell>
          <table:table-cell office:value-type="float" office:value="110340" calcext:value-type="float">
            <text:p>110340</text:p>
          </table:table-cell>
          <table:table-cell office:value-type="float" office:value="76898" calcext:value-type="float">
            <text:p>76898</text:p>
          </table:table-cell>
          <table:table-cell office:value-type="float" office:value="81560.8" calcext:value-type="float">
            <text:p>81560.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88359" calcext:value-type="float">
            <text:p>88359</text:p>
          </table:table-cell>
          <table:table-cell office:value-type="float" office:value="118811" calcext:value-type="float">
            <text:p>118811</text:p>
          </table:table-cell>
          <table:table-cell office:value-type="float" office:value="86390" calcext:value-type="float">
            <text:p>86390</text:p>
          </table:table-cell>
          <table:table-cell office:value-type="float" office:value="91840" calcext:value-type="float">
            <text:p>9184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8832" calcext:value-type="float">
            <text:p>98832</text:p>
          </table:table-cell>
          <table:table-cell office:value-type="float" office:value="136032" calcext:value-type="float">
            <text:p>136032</text:p>
          </table:table-cell>
          <table:table-cell office:value-type="float" office:value="95875" calcext:value-type="float">
            <text:p>95875</text:p>
          </table:table-cell>
          <table:table-cell office:value-type="float" office:value="100624" calcext:value-type="float">
            <text:p>10062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93563" calcext:value-type="float">
            <text:p>193563</text:p>
          </table:table-cell>
          <table:table-cell office:value-type="float" office:value="265843" calcext:value-type="float">
            <text:p>265843</text:p>
          </table:table-cell>
          <table:table-cell office:value-type="float" office:value="190695" calcext:value-type="float">
            <text:p>190695</text:p>
          </table:table-cell>
          <table:table-cell office:value-type="float" office:value="201019" calcext:value-type="float">
            <text:p>20101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288043" calcext:value-type="float">
            <text:p>288043</text:p>
          </table:table-cell>
          <table:table-cell office:value-type="float" office:value="370537" calcext:value-type="float">
            <text:p>370537</text:p>
          </table:table-cell>
          <table:table-cell office:value-type="float" office:value="285468" calcext:value-type="float">
            <text:p>285468</text:p>
          </table:table-cell>
          <table:table-cell office:value-type="float" office:value="300135" calcext:value-type="float">
            <text:p>30013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383294" calcext:value-type="float">
            <text:p>383294</text:p>
          </table:table-cell>
          <table:table-cell office:value-type="float" office:value="485460" calcext:value-type="float">
            <text:p>485460</text:p>
          </table:table-cell>
          <table:table-cell office:value-type="float" office:value="380304" calcext:value-type="float">
            <text:p>380304</text:p>
          </table:table-cell>
          <table:table-cell office:value-type="float" office:value="397447" calcext:value-type="float">
            <text:p>39744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476907" calcext:value-type="float">
            <text:p>476907</text:p>
          </table:table-cell>
          <table:table-cell office:value-type="float" office:value="615292" calcext:value-type="float">
            <text:p>615292</text:p>
          </table:table-cell>
          <table:table-cell office:value-type="float" office:value="475121" calcext:value-type="float">
            <text:p>475121</text:p>
          </table:table-cell>
          <table:table-cell office:value-type="float" office:value="508296" calcext:value-type="float">
            <text:p>50829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951989" calcext:value-type="float">
            <text:p>951989</text:p>
          </table:table-cell>
          <table:table-cell table:style-name="ce2" office:value-type="float" office:value="1025620" calcext:value-type="float">
            <text:p>1.03E+06</text:p>
          </table:table-cell>
          <table:table-cell office:value-type="float" office:value="949224" calcext:value-type="float">
            <text:p>949224</text:p>
          </table:table-cell>
          <table:table-cell office:value-type="float" office:value="982949" calcext:value-type="float">
            <text:p>982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UVE </meta:initial-creator>
    <meta:creation-date>2015-12-17T18:33:37.902584088</meta:creation-date>
    <dc:date>2015-12-17T19:01:06.272105087</dc:date>
    <dc:creator>ACUVE </dc:creator>
    <meta:editing-duration>PT12M18S</meta:editing-duration>
    <meta:editing-cycles>1</meta:editing-cycles>
    <meta:document-statistic meta:table-count="1" meta:cell-count="155" meta:object-count="1"/>
    <meta:generator>LibreOffice/5.0.3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334cm" svg:height="14.079cm" xlink:href=".." xlink:type="simple" chart:class="chart:scatter" chart:style-name="ch1">
        <chart:legend chart:legend-position="end" svg:x="20.82cm" svg:y="5.993cm" style:legend-expansion="high" chart:style-name="ch2"/>
        <chart:plot-area chart:style-name="ch3" table:cell-range-address="Sheet1.A1:Sheet1.E31" chart:data-source-has-labels="row" svg:x="0.486cm" svg:y="0.281cm" svg:width="19.848cm" svg:height="13.517cm">
          <chartooo:coordinate-region svg:x="1.293cm" svg:y="0.481cm" svg:width="17.465cm" svg:height="12.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1" chart:label-cell-address="Sheet1.B1:Sheet1.B1" chart:class="chart:scatter">
            <chart:domain table:cell-range-address="Sheet1.A2:Sheet1.A31"/>
            <chart:data-point chart:repeated="30"/>
          </chart:series>
          <chart:series chart:style-name="ch7" chart:values-cell-range-address="Sheet1.C2:Sheet1.C31" chart:label-cell-address="Sheet1.C1:Sheet1.C1" chart:class="chart:scatter">
            <chart:data-point chart:repeated="30"/>
          </chart:series>
          <chart:series chart:style-name="ch8" chart:values-cell-range-address="Sheet1.D2:Sheet1.D31" chart:label-cell-address="Sheet1.D1:Sheet1.D1" chart:class="chart:scatter">
            <chart:data-point chart:repeated="30"/>
          </chart:series>
          <chart:series chart:style-name="ch9" chart:values-cell-range-address="Sheet1.E2:Sheet1.E31" chart:label-cell-address="Sheet1.E1:Sheet1.E1" chart:class="chart:scatter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ead min</text:p>
                <draw:g>
                  <svg:desc>Sheet1.B1:Sheet1.B1</svg:desc>
                </draw:g>
              </table:table-cell>
              <table:table-cell office:value-type="string">
                <text:p>thread mean</text:p>
                <draw:g>
                  <svg:desc>Sheet1.C1:Sheet1.C1</svg:desc>
                </draw:g>
              </table:table-cell>
              <table:table-cell office:value-type="string">
                <text:p>openmp min</text:p>
                <draw:g>
                  <svg:desc>Sheet1.D1:Sheet1.D1</svg:desc>
                </draw:g>
              </table:table-cell>
              <table:table-cell office:value-type="string">
                <text:p>openmp mea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31</svg:desc>
                </draw:g>
              </table:table-cell>
              <table:table-cell office:value-type="float" office:value="5585">
                <text:p>5585</text:p>
                <draw:g>
                  <svg:desc>Sheet1.B2:Sheet1.B31</svg:desc>
                </draw:g>
              </table:table-cell>
              <table:table-cell office:value-type="float" office:value="14961.7">
                <text:p>14961.7</text:p>
                <draw:g>
                  <svg:desc>Sheet1.C2:Sheet1.C31</svg:desc>
                </draw:g>
              </table:table-cell>
              <table:table-cell office:value-type="float" office:value="1138">
                <text:p>1138</text:p>
                <draw:g>
                  <svg:desc>Sheet1.D2:Sheet1.D31</svg:desc>
                </draw:g>
              </table:table-cell>
              <table:table-cell office:value-type="float" office:value="1539.75">
                <text:p>1539.75</text:p>
                <draw:g>
                  <svg:desc>Sheet1.E2:Sheet1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191">
                <text:p>5191</text:p>
              </table:table-cell>
              <table:table-cell office:value-type="float" office:value="14848">
                <text:p>14848</text:p>
              </table:table-cell>
              <table:table-cell office:value-type="float" office:value="1152">
                <text:p>1152</text:p>
              </table:table-cell>
              <table:table-cell office:value-type="float" office:value="1546.75">
                <text:p>1546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307">
                <text:p>5307</text:p>
              </table:table-cell>
              <table:table-cell office:value-type="float" office:value="14919.1">
                <text:p>14919.1</text:p>
              </table:table-cell>
              <table:table-cell office:value-type="float" office:value="1156">
                <text:p>1156</text:p>
              </table:table-cell>
              <table:table-cell office:value-type="float" office:value="1645.2">
                <text:p>1645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533">
                <text:p>4533</text:p>
              </table:table-cell>
              <table:table-cell office:value-type="float" office:value="14252.9">
                <text:p>14252.9</text:p>
              </table:table-cell>
              <table:table-cell office:value-type="float" office:value="1130">
                <text:p>1130</text:p>
              </table:table-cell>
              <table:table-cell office:value-type="float" office:value="1494.71">
                <text:p>1494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4310">
                <text:p>4310</text:p>
              </table:table-cell>
              <table:table-cell office:value-type="float" office:value="14525.8">
                <text:p>14525.8</text:p>
              </table:table-cell>
              <table:table-cell office:value-type="float" office:value="1169">
                <text:p>1169</text:p>
              </table:table-cell>
              <table:table-cell office:value-type="float" office:value="1552.26">
                <text:p>1552.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156">
                <text:p>4156</text:p>
              </table:table-cell>
              <table:table-cell office:value-type="float" office:value="14841.1">
                <text:p>14841.1</text:p>
              </table:table-cell>
              <table:table-cell office:value-type="float" office:value="1186">
                <text:p>1186</text:p>
              </table:table-cell>
              <table:table-cell office:value-type="float" office:value="1565.08">
                <text:p>1565.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5431">
                <text:p>5431</text:p>
              </table:table-cell>
              <table:table-cell office:value-type="float" office:value="14972.1">
                <text:p>14972.1</text:p>
              </table:table-cell>
              <table:table-cell office:value-type="float" office:value="1215">
                <text:p>1215</text:p>
              </table:table-cell>
              <table:table-cell office:value-type="float" office:value="1546.46">
                <text:p>1546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">
                <text:p>300</text:p>
              </table:table-cell>
              <table:table-cell office:value-type="float" office:value="5018">
                <text:p>5018</text:p>
              </table:table-cell>
              <table:table-cell office:value-type="float" office:value="14705.4">
                <text:p>14705.4</text:p>
              </table:table-cell>
              <table:table-cell office:value-type="float" office:value="1275">
                <text:p>1275</text:p>
              </table:table-cell>
              <table:table-cell office:value-type="float" office:value="1728.86">
                <text:p>1728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5570">
                <text:p>5570</text:p>
              </table:table-cell>
              <table:table-cell office:value-type="float" office:value="15027.9">
                <text:p>15027.9</text:p>
              </table:table-cell>
              <table:table-cell office:value-type="float" office:value="1405">
                <text:p>1405</text:p>
              </table:table-cell>
              <table:table-cell office:value-type="float" office:value="1794.29">
                <text:p>1794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5957">
                <text:p>5957</text:p>
              </table:table-cell>
              <table:table-cell office:value-type="float" office:value="15266.5">
                <text:p>15266.5</text:p>
              </table:table-cell>
              <table:table-cell office:value-type="float" office:value="1463">
                <text:p>1463</text:p>
              </table:table-cell>
              <table:table-cell office:value-type="float" office:value="1848.9">
                <text:p>1848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4746">
                <text:p>4746</text:p>
              </table:table-cell>
              <table:table-cell office:value-type="float" office:value="14823.6">
                <text:p>14823.6</text:p>
              </table:table-cell>
              <table:table-cell office:value-type="float" office:value="1542">
                <text:p>1542</text:p>
              </table:table-cell>
              <table:table-cell office:value-type="float" office:value="1980.46">
                <text:p>1980.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6506">
                <text:p>6506</text:p>
              </table:table-cell>
              <table:table-cell office:value-type="float" office:value="15316.1">
                <text:p>15316.1</text:p>
              </table:table-cell>
              <table:table-cell office:value-type="float" office:value="1993">
                <text:p>1993</text:p>
              </table:table-cell>
              <table:table-cell office:value-type="float" office:value="2390.36">
                <text:p>2390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0">
                <text:p>2000</text:p>
              </table:table-cell>
              <table:table-cell office:value-type="float" office:value="6290">
                <text:p>6290</text:p>
              </table:table-cell>
              <table:table-cell office:value-type="float" office:value="15630.7">
                <text:p>15630.7</text:p>
              </table:table-cell>
              <table:table-cell office:value-type="float" office:value="2946">
                <text:p>2946</text:p>
              </table:table-cell>
              <table:table-cell office:value-type="float" office:value="3401.71">
                <text:p>3401.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">
                <text:p>3000</text:p>
              </table:table-cell>
              <table:table-cell office:value-type="float" office:value="7388">
                <text:p>7388</text:p>
              </table:table-cell>
              <table:table-cell office:value-type="float" office:value="16459.8">
                <text:p>16459.8</text:p>
              </table:table-cell>
              <table:table-cell office:value-type="float" office:value="3843">
                <text:p>3843</text:p>
              </table:table-cell>
              <table:table-cell office:value-type="float" office:value="4602.42">
                <text:p>4602.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0">
                <text:p>4000</text:p>
              </table:table-cell>
              <table:table-cell office:value-type="float" office:value="7539">
                <text:p>7539</text:p>
              </table:table-cell>
              <table:table-cell office:value-type="float" office:value="16545.6">
                <text:p>16545.6</text:p>
              </table:table-cell>
              <table:table-cell office:value-type="float" office:value="4761">
                <text:p>4761</text:p>
              </table:table-cell>
              <table:table-cell office:value-type="float" office:value="5440.75">
                <text:p>5440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">
                <text:p>10000</text:p>
              </table:table-cell>
              <table:table-cell office:value-type="float" office:value="13516">
                <text:p>13516</text:p>
              </table:table-cell>
              <table:table-cell office:value-type="float" office:value="24324.7">
                <text:p>24324.7</text:p>
              </table:table-cell>
              <table:table-cell office:value-type="float" office:value="10467">
                <text:p>10467</text:p>
              </table:table-cell>
              <table:table-cell office:value-type="float" office:value="11391.9">
                <text:p>1139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00">
                <text:p>20000</text:p>
              </table:table-cell>
              <table:table-cell office:value-type="float" office:value="23110">
                <text:p>23110</text:p>
              </table:table-cell>
              <table:table-cell office:value-type="float" office:value="39553.6">
                <text:p>39553.6</text:p>
              </table:table-cell>
              <table:table-cell office:value-type="float" office:value="19986">
                <text:p>19986</text:p>
              </table:table-cell>
              <table:table-cell office:value-type="float" office:value="21371.1">
                <text:p>2137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00">
                <text:p>30000</text:p>
              </table:table-cell>
              <table:table-cell office:value-type="float" office:value="32166">
                <text:p>32166</text:p>
              </table:table-cell>
              <table:table-cell office:value-type="float" office:value="49723.7">
                <text:p>49723.7</text:p>
              </table:table-cell>
              <table:table-cell office:value-type="float" office:value="29474">
                <text:p>29474</text:p>
              </table:table-cell>
              <table:table-cell office:value-type="float" office:value="31779.5">
                <text:p>3177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0">
                <text:p>40000</text:p>
              </table:table-cell>
              <table:table-cell office:value-type="float" office:value="40792">
                <text:p>40792</text:p>
              </table:table-cell>
              <table:table-cell office:value-type="float" office:value="59992.9">
                <text:p>59992.9</text:p>
              </table:table-cell>
              <table:table-cell office:value-type="float" office:value="38976">
                <text:p>38976</text:p>
              </table:table-cell>
              <table:table-cell office:value-type="float" office:value="41309.5">
                <text:p>41309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0">
                <text:p>50000</text:p>
              </table:table-cell>
              <table:table-cell office:value-type="float" office:value="51020">
                <text:p>51020</text:p>
              </table:table-cell>
              <table:table-cell office:value-type="float" office:value="70801.2">
                <text:p>70801.2</text:p>
              </table:table-cell>
              <table:table-cell office:value-type="float" office:value="48434">
                <text:p>48434</text:p>
              </table:table-cell>
              <table:table-cell office:value-type="float" office:value="52318.2">
                <text:p>52318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000">
                <text:p>60000</text:p>
              </table:table-cell>
              <table:table-cell office:value-type="float" office:value="60487">
                <text:p>60487</text:p>
              </table:table-cell>
              <table:table-cell office:value-type="float" office:value="82616.7">
                <text:p>82616.7</text:p>
              </table:table-cell>
              <table:table-cell office:value-type="float" office:value="57948">
                <text:p>57948</text:p>
              </table:table-cell>
              <table:table-cell office:value-type="float" office:value="62898.2">
                <text:p>62898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">
                <text:p>70000</text:p>
              </table:table-cell>
              <table:table-cell office:value-type="float" office:value="68780">
                <text:p>68780</text:p>
              </table:table-cell>
              <table:table-cell office:value-type="float" office:value="103596">
                <text:p>103596</text:p>
              </table:table-cell>
              <table:table-cell office:value-type="float" office:value="67426">
                <text:p>67426</text:p>
              </table:table-cell>
              <table:table-cell office:value-type="float" office:value="72090.7">
                <text:p>72090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000">
                <text:p>80000</text:p>
              </table:table-cell>
              <table:table-cell office:value-type="float" office:value="79706">
                <text:p>79706</text:p>
              </table:table-cell>
              <table:table-cell office:value-type="float" office:value="110340">
                <text:p>110340</text:p>
              </table:table-cell>
              <table:table-cell office:value-type="float" office:value="76898">
                <text:p>76898</text:p>
              </table:table-cell>
              <table:table-cell office:value-type="float" office:value="81560.8">
                <text:p>81560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00">
                <text:p>90000</text:p>
              </table:table-cell>
              <table:table-cell office:value-type="float" office:value="88359">
                <text:p>88359</text:p>
              </table:table-cell>
              <table:table-cell office:value-type="float" office:value="118811">
                <text:p>118811</text:p>
              </table:table-cell>
              <table:table-cell office:value-type="float" office:value="86390">
                <text:p>86390</text:p>
              </table:table-cell>
              <table:table-cell office:value-type="float" office:value="91840">
                <text:p>918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98832">
                <text:p>98832</text:p>
              </table:table-cell>
              <table:table-cell office:value-type="float" office:value="136032">
                <text:p>136032</text:p>
              </table:table-cell>
              <table:table-cell office:value-type="float" office:value="95875">
                <text:p>95875</text:p>
              </table:table-cell>
              <table:table-cell office:value-type="float" office:value="100624">
                <text:p>1006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000">
                <text:p>200000</text:p>
              </table:table-cell>
              <table:table-cell office:value-type="float" office:value="193563">
                <text:p>193563</text:p>
              </table:table-cell>
              <table:table-cell office:value-type="float" office:value="265843">
                <text:p>265843</text:p>
              </table:table-cell>
              <table:table-cell office:value-type="float" office:value="190695">
                <text:p>190695</text:p>
              </table:table-cell>
              <table:table-cell office:value-type="float" office:value="201019">
                <text:p>201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000">
                <text:p>300000</text:p>
              </table:table-cell>
              <table:table-cell office:value-type="float" office:value="288043">
                <text:p>288043</text:p>
              </table:table-cell>
              <table:table-cell office:value-type="float" office:value="370537">
                <text:p>370537</text:p>
              </table:table-cell>
              <table:table-cell office:value-type="float" office:value="285468">
                <text:p>285468</text:p>
              </table:table-cell>
              <table:table-cell office:value-type="float" office:value="300135">
                <text:p>300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0000">
                <text:p>400000</text:p>
              </table:table-cell>
              <table:table-cell office:value-type="float" office:value="383294">
                <text:p>383294</text:p>
              </table:table-cell>
              <table:table-cell office:value-type="float" office:value="485460">
                <text:p>485460</text:p>
              </table:table-cell>
              <table:table-cell office:value-type="float" office:value="380304">
                <text:p>380304</text:p>
              </table:table-cell>
              <table:table-cell office:value-type="float" office:value="397447">
                <text:p>3974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000">
                <text:p>500000</text:p>
              </table:table-cell>
              <table:table-cell office:value-type="float" office:value="476907">
                <text:p>476907</text:p>
              </table:table-cell>
              <table:table-cell office:value-type="float" office:value="615292">
                <text:p>615292</text:p>
              </table:table-cell>
              <table:table-cell office:value-type="float" office:value="475121">
                <text:p>475121</text:p>
              </table:table-cell>
              <table:table-cell office:value-type="float" office:value="508296">
                <text:p>5082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0000">
                <text:p>1000000</text:p>
              </table:table-cell>
              <table:table-cell office:value-type="float" office:value="951989">
                <text:p>951989</text:p>
              </table:table-cell>
              <table:table-cell office:value-type="float" office:value="1025620">
                <text:p>1025620</text:p>
              </table:table-cell>
              <table:table-cell office:value-type="float" office:value="949224">
                <text:p>949224</text:p>
              </table:table-cell>
              <table:table-cell office:value-type="float" office:value="982949">
                <text:p>9829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